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4a75a" officeooo:paragraph-rsid="00423113"/>
    </style:style>
    <style:style style:name="P2" style:family="paragraph" style:parent-style-name="Text_20_body">
      <style:text-properties officeooo:rsid="00427f8e" officeooo:paragraph-rsid="00427f8e"/>
    </style:style>
    <style:style style:name="P3" style:family="paragraph" style:parent-style-name="Text_20_body">
      <style:text-properties officeooo:paragraph-rsid="00427f8e"/>
    </style:style>
    <style:style style:name="P4" style:family="paragraph" style:parent-style-name="Heading_20_1" style:master-page-name="Right_20_Page">
      <style:paragraph-properties style:page-number="auto"/>
      <style:text-properties officeooo:rsid="0024a75a" officeooo:paragraph-rsid="00423113"/>
    </style:style>
    <style:style style:name="P5" style:family="paragraph" style:parent-style-name="Heading_20_3">
      <style:text-properties officeooo:rsid="00427f8e" officeooo:paragraph-rsid="00427f8e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paragraph-rsid="00423113"/>
    </style:style>
    <style:style style:name="P7" style:family="paragraph" style:parent-style-name="Heading_20_3">
      <style:paragraph-properties fo:margin-top="0.101cm" fo:margin-bottom="0.101cm" loext:contextual-spacing="false" fo:break-before="page"/>
      <style:text-properties officeooo:rsid="0024a75a" officeooo:paragraph-rsid="00423113"/>
    </style:style>
    <style:style style:name="T1" style:family="text">
      <style:text-properties officeooo:rsid="000f14e3"/>
    </style:style>
    <style:style style:name="T2" style:family="text">
      <style:text-properties officeooo:rsid="00245811"/>
    </style:style>
    <style:style style:name="T3" style:family="text">
      <style:text-properties officeooo:rsid="0022dc82"/>
    </style:style>
    <style:style style:name="T4" style:family="text">
      <style:text-properties officeooo:rsid="0024a75a"/>
    </style:style>
    <style:style style:name="T5" style:family="text">
      <style:text-properties officeooo:rsid="00423113"/>
    </style:style>
    <style:style style:name="T6" style:family="text">
      <style:text-properties officeooo:rsid="00427f8e"/>
    </style:style>
    <style:style style:name="T7" style:family="text">
      <style:text-properties officeooo:rsid="004587e1"/>
    </style:style>
    <style:style style:name="T8" style:family="text">
      <style:text-properties officeooo:rsid="00458c04"/>
    </style:style>
    <style:style style:name="T9" style:family="text">
      <style:text-properties officeooo:rsid="0047658f"/>
    </style:style>
    <style:style style:name="T10" style:family="text">
      <style:text-properties officeooo:rsid="00483316"/>
    </style:style>
    <style:style style:name="T11" style:family="text">
      <style:text-properties officeooo:rsid="004c08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ayfaring Stranger</text:h>
      <text:h text:style-name="Heading_20_2" text:outline-level="2">(<text:span text:style-name="T4">Traditional</text:span>)</text:h>
      <text:p text:style-name="Text_20_body">Time Signature: <text:span text:style-name="T1">4</text:span>/4</text:p>
      <text:p text:style-name="Text_20_body">Chords: <text:span text:style-name="T3">Am, C, Dm, Em, F, G</text:span></text:p>
      <text:p text:style-name="Text_20_body">Tempo: <text:span text:style-name="T2">80</text:span> - 1<text:span text:style-name="T2">0</text:span>0 BPM</text:p>
      <text:h text:style-name="P7" text:outline-level="3">[VERSE 1]</text:h>
      <text:p text:style-name="P1"><text:s text:c="11"/><text:span text:style-name="T7">E</text:span>m <text:s text:c="12"/><text:span text:style-name="T11">Am</text:span></text:p>
      <text:p text:style-name="P1">I'm just a poor wayfaring stranger</text:p>
      <text:p text:style-name="P1"><text:s text:c="10"/><text:span text:style-name="T11">D</text:span>m <text:s text:c="19"/><text:span text:style-name="T7">E</text:span>m <text:s text:c="3"/><text:span text:style-name="T5">G</text:span></text:p>
      <text:p text:style-name="P1">Traveling through this world of woe</text:p>
      <text:p text:style-name="P1"><text:s text:c="15"/><text:span text:style-name="T7">E</text:span>m <text:s text:c="16"/><text:span text:style-name="T11">Am</text:span></text:p>
      <text:p text:style-name="P1">Yet there's no sickness, toil nor danger</text:p>
      <text:p text:style-name="P1"><text:s text:c="13"/><text:span text:style-name="T11">D</text:span>m <text:s text:c="13"/><text:span text:style-name="T11">A</text:span>m <text:s text:c="2"/><text:span text:style-name="T11">G</text:span></text:p>
      <text:p text:style-name="P1">In that fair land to which I go</text:p>
      <text:p text:style-name="P1"><text:s text:c="10"/><text:span text:style-name="T11">F</text:span> <text:s text:c="14"/><text:span text:style-name="T11">C</text:span></text:p>
      <text:p text:style-name="P1">I'm going there to see my <text:span text:style-name="T6">father</text:span></text:p>
      <text:p text:style-name="P1"><text:s text:c="10"/><text:span text:style-name="T11">F</text:span> <text:s text:c="15"/><text:span text:style-name="T11">C <text:s text:c="5"/>G</text:span></text:p>
      <text:p text:style-name="P1">I'm going there no more to roam</text:p>
      <text:p text:style-name="P1"><text:s text:c="12"/><text:span text:style-name="T7">E</text:span>m <text:s text:c="8"/><text:span text:style-name="T11">Am</text:span></text:p>
      <text:p text:style-name="P1">I am just a-going o'er Jordan</text:p>
      <text:p text:style-name="P1"><text:s text:c="12"/><text:span text:style-name="T11">Dm</text:span> <text:s text:c="8"/><text:span text:style-name="T11">A</text:span>m <text:s text:c="3"/><text:span text:style-name="T11">G</text:span></text:p>
      <text:p text:style-name="P1">I am just a-going o'er home</text:p>
      <text:h text:style-name="P6" text:outline-level="3">[VERSE 2]</text:h>
      <text:p text:style-name="P1"><text:s text:c="12"/><text:span text:style-name="T8">E</text:span>m <text:s text:c="16"/><text:span text:style-name="T11">Am</text:span></text:p>
      <text:p text:style-name="P1">I know dark clouds will gather o'er me</text:p>
      <text:p text:style-name="P1"><text:s text:c="10"/><text:span text:style-name="T11">D</text:span>m <text:s text:c="14"/><text:span text:style-name="T8">E</text:span>m <text:s text:c="5"/><text:span text:style-name="T5">G</text:span></text:p>
      <text:p text:style-name="P1">I know my way is rough and steep</text:p>
      <text:p text:style-name="P1"><text:s text:c="11"/><text:span text:style-name="T8">E</text:span>m <text:s text:c="15"/><text:span text:style-name="T11">Am</text:span></text:p>
      <text:p text:style-name="P1">But golden fields lie just before me</text:p>
      <text:p text:style-name="P1"><text:s text:c="12"/><text:span text:style-name="T11">D</text:span>m <text:s text:c="15"/><text:span text:style-name="T11">A</text:span>m <text:s text:c="4"/><text:span text:style-name="T11">G</text:span></text:p>
      <text:p text:style-name="P1">Where the redeemed shall ever sleep</text:p>
      <text:p text:style-name="P1"><text:s text:c="10"/><text:span text:style-name="T11">F</text:span> <text:s text:c="13"/><text:span text:style-name="T11">C</text:span></text:p>
      <text:p text:style-name="P1">I'm going home to see my mother</text:p>
      <text:p text:style-name="P1"><text:s text:c="15"/><text:span text:style-name="T11">F</text:span> <text:s text:c="13"/><text:span text:style-name="T11">C <text:s text:c="5"/>G</text:span></text:p>
      <text:p text:style-name="P1">She said she'd meet me when I come</text:p>
      <text:p text:style-name="P1"><text:s text:c="9"/><text:span text:style-name="T8">E</text:span>m <text:s text:c="8"/><text:span text:style-name="T11">Am</text:span></text:p>
      <text:p text:style-name="P1">I'm only going over Jordan</text:p>
      <text:p text:style-name="P1"><text:s text:c="9"/><text:span text:style-name="T11">D</text:span>m <text:s text:c="8"/><text:span text:style-name="T11">A</text:span>m <text:s text:c="4"/><text:span text:style-name="T11">G</text:span></text:p>
      <text:p text:style-name="P1">I'm only going over home</text:p>
      <text:h text:style-name="P6" text:outline-level="3">[VERSE 3]</text:h>
      <text:p text:style-name="P1"><text:s text:c="12"/><text:span text:style-name="T8">E</text:span>m <text:s text:c="16"/><text:span text:style-name="T11">Am</text:span></text:p>
      <text:p text:style-name="P1">I know dark clouds will gather 'round me</text:p>
      <text:p text:style-name="P1"><text:s text:c="10"/><text:span text:style-name="T11">D</text:span>m <text:s text:c="14"/><text:span text:style-name="T8">E</text:span>m <text:s text:c="4"/>G</text:p>
      <text:p text:style-name="P1">I know my way is rough and steep</text:p>
      <text:p text:style-name="P1"><text:s text:c="14"/><text:span text:style-name="T8">E</text:span>m <text:s text:c="12"/><text:span text:style-name="T11">Am</text:span></text:p>
      <text:p text:style-name="P1">Yet beauteous fields lie out before me</text:p>
      <text:p text:style-name="P1"><text:s text:c="14"/><text:span text:style-name="T11">D</text:span>m <text:s text:c="18"/><text:span text:style-name="T11">A</text:span>m <text:s text:c="5"/><text:span text:style-name="T11">G</text:span></text:p>
      <text:p text:style-name="P1">Where God's redeemed, their vigils keep</text:p>
      <text:p text:style-name="P1"><text:soft-page-break/><text:s text:c="10"/><text:span text:style-name="T11">F</text:span> <text:s text:c="14"/><text:span text:style-name="T11">C</text:span></text:p>
      <text:p text:style-name="P1">I'm going there to see my mother</text:p>
      <text:p text:style-name="P1"><text:s text:c="15"/><text:span text:style-name="T11">F</text:span> <text:s text:c="13"/><text:span text:style-name="T11">C <text:s text:c="5"/>G</text:span></text:p>
      <text:p text:style-name="P1">She said she'd meet me when I come</text:p>
      <text:p text:style-name="P1"><text:s text:c="11"/><text:span text:style-name="T8">E</text:span>m <text:s text:c="8"/><text:span text:style-name="T11">Am</text:span></text:p>
      <text:p text:style-name="P1">I'm just a-going over Jordan</text:p>
      <text:p text:style-name="P1"><text:s text:c="11"/><text:span text:style-name="T11">D</text:span>m <text:s text:c="8"/><text:span text:style-name="T11">A</text:span>m <text:s text:c="4"/><text:span text:style-name="T11">G</text:span></text:p>
      <text:p text:style-name="P1">I'm just a-going over home</text:p>
      <text:h text:style-name="Heading_20_3" text:outline-level="3">[VERSE 4]</text:h>
      <text:p text:style-name="Text_20_body"><text:s text:c="10"/><text:span text:style-name="T10">Em <text:s text:c="13"/>Am</text:span></text:p>
      <text:p text:style-name="P2">I want to wear a crown of glory,</text:p>
      <text:p text:style-name="P2"><text:s text:c="11"/><text:span text:style-name="T11">Dm <text:s text:c="17"/>Em <text:s text:c="3"/>G</text:span></text:p>
      <text:p text:style-name="P2">When I get home to that bright land;</text:p>
      <text:p text:style-name="P2"><text:s text:c="10"/><text:span text:style-name="T10">Em <text:s text:c="14"/>Am</text:span></text:p>
      <text:p text:style-name="P2">I want to sing salvation’s story,</text:p>
      <text:p text:style-name="P2"><text:s text:c="11"/><text:span text:style-name="T11">Dm <text:s text:c="20"/>Am <text:s text:c="4"/>G</text:span></text:p>
      <text:p text:style-name="P2">In concert with that blood-washed band</text:p>
      <text:p text:style-name="P2"><text:s text:c="10"/><text:span text:style-name="T11">F <text:s text:c="21"/>C</text:span></text:p>
      <text:p text:style-name="P2">I’m going there there to meet my Saviour</text:p>
      <text:p text:style-name="P2"><text:s text:c="12"/><text:span text:style-name="T11">F <text:s text:c="10"/>C <text:s text:c="4"/>G</text:span></text:p>
      <text:p text:style-name="P2">To sing His praises evermore;</text:p>
      <text:p text:style-name="P2"><text:s text:c="11"/><text:span text:style-name="T10">Em <text:s text:c="8"/>Am</text:span></text:p>
      <text:p text:style-name="P2">I’m just a-going over Jordan</text:p>
      <text:p text:style-name="P2"><text:s text:c="11"/><text:span text:style-name="T11">Dm <text:s text:c="8"/>Am <text:s text:c="5"/>G</text:span></text:p>
      <text:p text:style-name="P2">I’m just a-going over home</text:p>
      <text:h text:style-name="P5" text:outline-level="3">[VERSE 5]</text:h>
      <text:p text:style-name="P3"><text:s text:c="9"/><text:span text:style-name="T10">Em <text:s text:c="13"/>Am</text:span></text:p>
      <text:p text:style-name="P2">O<text:span text:style-name="T10">h</text:span> to be free from every trial</text:p>
      <text:p text:style-name="P2"><text:s text:c="16"/><text:span text:style-name="T11">Dm <text:s text:c="14"/>Em <text:s text:c="3"/>G</text:span></text:p>
      <text:p text:style-name="P2">This form shall rest beneath the sun</text:p>
      <text:p text:style-name="P2"><text:s text:c="14"/><text:span text:style-name="T10">Em <text:s text:c="11"/>Am</text:span></text:p>
      <text:p text:style-name="P2">I’ll drop the cross of self denial</text:p>
      <text:p text:style-name="P2"><text:s text:c="10"/><text:span text:style-name="T11">Dm <text:s text:c="15"/>Am <text:s text:c="4"/>G</text:span></text:p>
      <text:p text:style-name="P2">and enter in that home with God</text:p>
      <text:p text:style-name="P2"><text:s text:c="10"/><text:span text:style-name="T11">F <text:s text:c="13"/>C</text:span></text:p>
      <text:p text:style-name="P2">I’m going home to see my saviour</text:p>
      <text:p text:style-name="P2"><text:s text:c="16"/><text:span text:style-name="T11">F <text:s text:c="17"/>C <text:s text:c="3"/>G</text:span></text:p>
      <text:p text:style-name="P2">Who spilled his precious blood for me</text:p>
      <text:p text:style-name="P2"><text:s text:c="11"/><text:span text:style-name="T10">Em <text:s text:c="8"/>Am</text:span></text:p>
      <text:p text:style-name="P2">I’m just a-going over Jordan</text:p>
      <text:p text:style-name="P2"><text:s text:c="11"/><text:span text:style-name="T11">Dm <text:s text:c="8"/>Am <text:s text:c="4"/>G <text:s text:c="3"/>G <text:s text:c="3"/>C</text:span></text:p>
      <text:p text:style-name="P2">I’m just a-going over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50M55S</meta:editing-duration>
    <meta:editing-cycles>53</meta:editing-cycles>
    <meta:generator>LibreOffice/5.2.6.2$MacOSX_X86_64 LibreOffice_project/a3100ed2409ebf1c212f5048fbe377c281438fdc</meta:generator>
    <dc:title>Lyrics + Chords</dc:title>
    <dc:date>2017-04-21T10:38:13.832243000</dc:date>
    <meta:print-date>2017-04-03T12:23:29.985893000</meta:print-date>
    <meta:document-statistic meta:table-count="0" meta:image-count="0" meta:object-count="0" meta:page-count="3" meta:paragraph-count="90" meta:word-count="394" meta:character-count="2731" meta:non-whitespace-character-count="13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